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d47" officeooo:paragraph-rsid="0004dd47"/>
    </style:style>
    <style:style style:name="P2" style:family="paragraph" style:parent-style-name="Standard" style:list-style-name="L1">
      <style:text-properties officeooo:paragraph-rsid="0004dd47"/>
    </style:style>
    <style:style style:name="P3" style:family="paragraph" style:parent-style-name="Standard" style:list-style-name="L1">
      <style:text-properties officeooo:rsid="0004dd47" officeooo:paragraph-rsid="0004dd47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4dd47" officeooo:paragraph-rsid="00059c41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officeooo:rsid="00059c41" officeooo:paragraph-rsid="00059c41"/>
    </style:style>
    <style:style style:name="P6" style:family="paragraph" style:parent-style-name="Heading_20_1" style:list-style-name="L1">
      <style:text-properties fo:font-variant="normal" fo:text-transform="none" fo:color="#000000" style:font-name="Linux Libertine" fo:letter-spacing="normal" fo:language="en" fo:country="US" fo:font-style="normal" fo:font-weight="normal" officeooo:rsid="00059c41" officeooo:paragraph-rsid="00059c4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4dd47" style:font-size-asian="12pt" style:font-size-complex="12pt"/>
    </style:style>
    <style:style style:name="T4" style:family="text">
      <style:text-properties style:font-name="Liberation Serif" officeooo:rsid="0004dd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tential Opah retail names</text:p>
      <text:p text:style-name="P1"/>
      <text:list xml:id="list6141625946492165751" text:style-name="L1">
        <text:list-item>
          <text:p text:style-name="P3">MOAR</text:p>
        </text:list-item>
        <text:list-item>
          <text:p text:style-name="P5">LulzBot LongBlock</text:p>
        </text:list-item>
        <text:list-item>
          <text:p text:style-name="P3">High Output Toolhead</text:p>
        </text:list-item>
        <text:list-item>
          <text:p text:style-name="P3">Hellashcnozzle</text:p>
        </text:list-item>
        <text:list-item>
          <text:p text:style-name="P3">Bignoz</text:p>
        </text:list-item>
        <text:list-item>
          <text:p text:style-name="P3">SuperSchnoz</text:p>
        </text:list-item>
        <text:list-item>
          <text:p text:style-name="P2"><text:span text:style-name="T4">Cauldera</text:span></text:p>
        </text:list-item>
        <text:list-item>
          <text:p text:style-name="P5"><text:span text:style-name="T3">U</text:span><text:span text:style-name="T2">berstruder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4:16:42.229801139</meta:creation-date>
    <dc:date>2016-06-28T14:44:33.126078836</dc:date>
    <meta:editing-duration>PT13M12S</meta:editing-duration>
    <meta:editing-cycles>2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9" meta:word-count="23" meta:character-count="126" meta:non-whitespace-character-count="120"/>
  </office:meta>
</office:document-meta>
</file>